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 fo:line-height="150%"/>
      <style:text-properties fo:font-size="10pt" style:font-size-asian="10pt" style:font-size-complex="10pt"/>
    </style:style>
    <style:style style:name="T39" style:parent-style-name="Tipodeletrapredefinidodoparágrafo" style:family="text">
      <style:text-properties fo:font-weight="bold" style:font-weight-asian="bold"/>
    </style:style>
    <style:style style:name="TableColumn41" style:family="table-column">
      <style:table-column-properties style:column-width="0.5118in" style:use-optimal-column-width="false"/>
    </style:style>
    <style:style style:name="TableColumn42" style:family="table-column">
      <style:table-column-properties style:column-width="3.8215in" style:use-optimal-column-width="false"/>
    </style:style>
    <style:style style:name="TableColumn43" style:family="table-column">
      <style:table-column-properties style:column-width="2.3645in" style:use-optimal-column-width="false"/>
    </style:style>
    <style:style style:name="Table40" style:family="table">
      <style:table-properties style:width="6.6979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7" style:family="table-cell">
      <style:table-cell-properties fo:border-top="0.0034in solid #000000" fo:border-left="0.0034in solid #000000" fo:border-bottom="0.0034in solid #000000" fo:border-right="none" fo:background-color="#CCCCCC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Cell49" style:family="table-cell">
      <style:table-cell-properties fo:border="0.0034in solid #000000" fo:background-color="#CCCCCC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color="#000000" fo:font-size="9pt" style:font-size-asian="9pt" style:font-size-complex="9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start"/>
      <style:text-properties fo:color="#000000" fo:font-size="9pt" style:font-size-asian="9pt" style:font-size-complex="9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fo:color="#000000" fo:font-size="9pt" style:font-size-asian="9pt" style:font-size-complex="9pt"/>
    </style:style>
    <style:style style:name="TableColumn59" style:family="table-column">
      <style:table-column-properties style:column-width="1.8368in" style:use-optimal-column-width="false"/>
    </style:style>
    <style:style style:name="TableColumn60" style:family="table-column">
      <style:table-column-properties style:column-width="2.1784in" style:use-optimal-column-width="false"/>
    </style:style>
    <style:style style:name="Table58" style:family="table">
      <style:table-properties style:width="4.0152in" fo:margin-left="1.4284in" table:align="left"/>
    </style:style>
    <style:style style:name="TableRow61" style:family="table-row">
      <style:table-row-properties style:min-row-height="0.0756in" style:use-optimal-row-height="false"/>
    </style:style>
    <style:style style:name="TableCell62" style:family="table-cell">
      <style:table-cell-properties fo:border="0.0034in solid #000000" fo:background-color="#B2B2B2" style:writing-mode="lr-tb" style:vertical-align="middle" fo:padding-top="0.052in" fo:padding-left="0.052in" fo:padding-bottom="0.052in" fo:padding-right="0.052in"/>
    </style:style>
    <style:style style:name="P63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64" style:family="table-row">
      <style:table-row-properties style:min-row-height="0.0638in"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66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68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1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73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74" style:family="table-row">
      <style:table-row-properties style:min-row-height="0.0659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76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7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8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8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9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9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0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09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1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P114" style:parent-style-name="Normal" style:family="paragraph">
      <style:paragraph-properties fo:line-height="100%"/>
      <style:text-properties style:font-name="Arial" fo:font-size="9pt" style:font-size-asian="9pt" style:font-size-complex="9pt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16" style:parent-style-name="Normal" style:family="paragraph">
      <style:paragraph-properties fo:text-align="center" fo:line-height="100%"/>
      <style:text-properties style:font-name="Arial" fo:font-size="9pt" style:font-size-asian="9pt" style:font-size-complex="9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52in" fo:padding-left="0.052in" fo:padding-bottom="0.052in" fo:padding-right="0.052in"/>
    </style:style>
    <style:style style:name="P119" style:parent-style-name="Normal" style:family="paragraph">
      <style:paragraph-properties fo:text-align="center" fo:line-height="100%"/>
      <style:text-properties style:font-name="Arial" fo:font-weight="bold" style:font-weight-asian="bold" style:font-weight-complex="bold" fo:font-size="9pt" style:font-size-asian="9pt" style:font-size-complex="9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3" style:parent-style-name="TableContents" style:family="paragraph">
      <style:paragraph-properties fo:text-align="center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27" style:parent-style-name="TableContents" style:family="paragraph">
      <style:paragraph-properties fo:text-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1" style:parent-style-name="TableContents" style:family="paragraph">
      <style:paragraph-properties fo:text-align="center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52in" fo:padding-left="0.052in" fo:padding-bottom="0.052in" fo:padding-right="0.052in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52in" fo:padding-left="0.052in" fo:padding-bottom="0.052in" fo:padding-right="0.052in"/>
    </style:style>
    <style:style style:name="P135" style:parent-style-name="TableContents" style:family="paragraph">
      <style:paragraph-properties fo:text-align="center"/>
    </style:style>
    <style:style style:name="P136" style:parent-style-name="Standard" style:family="paragraph">
      <style:paragraph-properties fo:text-align="justify" fo:margin-top="0.0833in"/>
      <style:text-properties style:font-name-asian="MyriadPro-Regular" fo:font-size="10pt" style:font-size-asian="10pt" style:font-size-complex="10pt"/>
    </style:style>
    <style:style style:name="T137" style:parent-style-name="Fonteparág.padrão" style:family="text">
      <style:text-properties style:font-name-asian="DejaVu Sans" style:font-style-complex="italic"/>
    </style:style>
    <style:style style:name="T138" style:parent-style-name="Fonteparág.padrão" style:family="text">
      <style:text-properties style:font-name-asian="Times-Roman" style:font-style-complex="italic"/>
    </style:style>
    <style:style style:name="T139" style:parent-style-name="Fonteparág.padrão" style:family="text">
      <style:text-properties style:font-name-asian="Times-Roman" style:font-style-complex="italic"/>
    </style:style>
    <style:style style:name="T140" style:parent-style-name="Fonteparág.padrão" style:family="text">
      <style:text-properties style:font-name-asian="Times-Roman"/>
    </style:style>
    <style:style style:name="T141" style:parent-style-name="Tipodeletrapredefinidodoparágrafo" style:family="text">
      <style:text-properties fo:color="#FF0000"/>
    </style:style>
    <style:style style:name="TableColumn143" style:family="table-column">
      <style:table-column-properties style:column-width="1.184in" style:use-optimal-column-width="false"/>
    </style:style>
    <style:style style:name="TableColumn144" style:family="table-column">
      <style:table-column-properties style:column-width="1.4958in" style:use-optimal-column-width="false"/>
    </style:style>
    <style:style style:name="TableColumn145" style:family="table-column">
      <style:table-column-properties style:column-width="1.2597in" style:use-optimal-column-width="false"/>
    </style:style>
    <style:style style:name="TableColumn146" style:family="table-column">
      <style:table-column-properties style:column-width="1.3347in" style:use-optimal-column-width="false"/>
    </style:style>
    <style:style style:name="TableColumn147" style:family="table-column">
      <style:table-column-properties style:column-width="1.2972in" style:use-optimal-column-width="false"/>
    </style:style>
    <style:style style:name="Table142" style:family="table">
      <style:table-properties style:width="6.5715in" fo:margin-left="0.0784in" table:align="lef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</style:style>
    <style:style style:name="T151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2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T154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5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</style:style>
    <style:style style:name="T157" style:parent-style-name="Tipodeletrapredefinidodoparágrafo" style:family="text">
      <style:text-properties fo:font-weight="bold" style:font-weight-asian="bold" style:font-weight-complex="bold" style:language-asian="ar" style:country-asian="SA"/>
    </style:style>
    <style:style style:name="TableCell158" style:family="table-cell">
      <style:table-cell-properties fo:border-top="0.0034in solid #000000" fo:border-left="0.0034in solid #000000" fo:border-bottom="0.0034in solid #000000" fo:border-right="none" fo:background-color="#B2B2B2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60" style:family="table-cell">
      <style:table-cell-properties fo:border="0.0034in solid #000000" fo:background-color="#B2B2B2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16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63" style:family="table-row">
      <style:table-row-properties style:min-row-height="0.2701in"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</style:style>
    <style:style style:name="T174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5" style:parent-style-name="Fonteparág.padrão" style:family="text">
      <style:text-properties style:font-name-complex="Arial" fo:color="#000000" fo:font-size="10pt" style:font-size-asian="10pt" style:font-size-complex="10pt"/>
    </style:style>
    <style:style style:name="T176" style:parent-style-name="Tipodeletrapredefinidodoparágrafo" style:family="text">
      <style:text-properties style:font-name-asian="DejaVu Sans" style:font-name-complex="DejaVu Sans" fo:color="#000000" fo:font-size="10pt" style:font-size-asian="10pt" style:font-size-complex="10pt"/>
    </style:style>
    <style:style style:name="P17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79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2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3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4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5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6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187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8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fo:font-size="10pt" style:font-size-asian="10pt" style:font-size-complex="10pt"/>
    </style:style>
    <style:style style:name="P190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P191" style:parent-style-name="Standard" style:list-style-name="WWNum1" style:family="paragraph">
      <style:paragraph-properties fo:text-align="justify" fo:margin-left="0in" fo:text-indent="0in">
        <style:tab-stops/>
      </style:paragraph-properties>
      <style:text-properties fo:font-size="10pt" style:font-size-asian="10pt" style:font-size-complex="10pt"/>
    </style:style>
    <style:style style:name="T192" style:parent-style-name="Fonteparág.padrão" style:family="text">
      <style:text-properties fo:color="#000000" style:language-asian="ar" style:country-asian="SA"/>
    </style:style>
    <style:style style:name="T193" style:parent-style-name="Fonteparág.padrão" style:family="text">
      <style:text-properties fo:color="#000000" style:language-asian="ar" style:country-asian="SA"/>
    </style:style>
    <style:style style:name="T194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5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T196" style:parent-style-name="Fonteparág.padrão" style:family="text">
      <style:text-properties style:font-name-complex="Arial" fo:font-size="10pt" style:font-size-asian="10pt" style:font-size-complex="10pt" style:language-asian="ar" style:country-asian="SA"/>
    </style:style>
    <style:style style:name="P197" style:parent-style-name="Standard" style:list-style-name="LFO39" style:family="paragraph">
      <style:paragraph-properties fo:text-align="justify" fo:margin-top="0.0986in" fo:margin-bottom="0.059in" fo:line-height="150%">
        <style:tab-stops>
          <style:tab-stop style:type="left" style:position="-1.4687in"/>
          <style:tab-stop style:type="left" style:position="-0.6875in"/>
          <style:tab-stop style:type="left" style:position="-0.0625in"/>
          <style:tab-stop style:type="left" style:position="0.5625in"/>
          <style:tab-stop style:type="left" style:position="1.1875in"/>
          <style:tab-stop style:type="left" style:position="1.8125in"/>
          <style:tab-stop style:type="left" style:position="2.4375in"/>
          <style:tab-stop style:type="left" style:position="3.0625in"/>
          <style:tab-stop style:type="left" style:position="3.6875in"/>
          <style:tab-stop style:type="left" style:position="4.3125in"/>
        </style:tab-stops>
      </style:paragraph-properties>
    </style:style>
    <style:style style:name="T198" style:parent-style-name="Tipodeletrapredefinidodoparágrafo" style:family="text">
      <style:text-properties fo:color="#000000" fo:font-size="10pt" style:font-size-asian="10pt" style:font-size-complex="10pt"/>
    </style:style>
    <style:style style:name="T199" style:parent-style-name="Tipodeletrapredefinidodoparágrafo" style:family="text">
      <style:text-properties fo:color="#000000" fo:font-size="10pt" style:font-size-asian="10pt" style:font-size-complex="10pt"/>
    </style:style>
    <style:style style:name="T200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1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2" style:parent-style-name="StrongEmphasis" style:family="text">
      <style:text-properties style:font-name-asian="DejaVu Sans" style:font-name-complex="Verdana" fo:font-weight="normal" style:font-weight-asian="normal" style:font-weight-complex="normal" fo:color="#000000"/>
    </style:style>
    <style:style style:name="T203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4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5" style:parent-style-name="StrongEmphasis" style:family="text">
      <style:text-properties style:font-name-asian="DejaVu Sans" style:font-name-complex="Verdana" fo:color="#000000" fo:font-size="10pt" style:font-size-asian="10pt" style:font-size-complex="10pt"/>
    </style:style>
    <style:style style:name="T206" style:parent-style-name="StrongEmphasis" style:family="text">
      <style:text-properties style:font-name-asian="DejaVu Sans" style:font-name-complex="Verdana" fo:font-size="10pt" style:font-size-asian="10pt" style:font-size-complex="10pt"/>
    </style:style>
    <style:style style:name="T207" style:parent-style-name="Tipodeletrapredefinidodoparágrafo" style:family="text">
      <style:text-properties fo:background-color="#FFFFFF" fo:language="pt" fo:country="PT"/>
    </style:style>
    <style:style style:name="T208" style:parent-style-name="Tipodeletrapredefinidodoparágrafo" style:family="text">
      <style:text-properties fo:background-color="#FFFFFF"/>
    </style:style>
    <style:style style:name="T209" style:parent-style-name="Tipodeletrapredefinidodoparágrafo" style:family="text">
      <style:text-properties fo:background-color="#FFFFFF" fo:language="pt" fo:country="PT"/>
    </style:style>
    <style:style style:name="T210" style:parent-style-name="Tipodeletrapredefinidodoparágrafo" style:family="text">
      <style:text-properties fo:background-color="#FFFFFF" fo:language="pt" fo:country="PT"/>
    </style:style>
    <style:style style:name="P211" style:parent-style-name="Standard" style:family="paragraph">
      <style:paragraph-properties fo:text-align="justify" fo:margin-bottom="0.0826in"/>
      <style:text-properties fo:font-weight="bold" style:font-weight-asian="bold" style:font-weight-complex="bold" fo:font-size="10pt" style:font-size-asian="10pt" style:font-size-complex="10pt"/>
    </style:style>
    <style:style style:name="P212" style:parent-style-name="Normal" style:family="paragraph">
      <style:paragraph-properties fo:text-align="justify"/>
      <style:text-properties style:font-name="Arial" fo:font-weight="bold" style:font-weight-asian="bold" style:font-weight-complex="bold" fo:font-size="10pt" style:font-size-asian="10pt" style:font-size-complex="10pt"/>
    </style:style>
    <style:style style:name="TableColumn214" style:family="table-column">
      <style:table-column-properties style:column-width="3.3423in" style:use-optimal-column-width="false"/>
    </style:style>
    <style:style style:name="TableColumn215" style:family="table-column">
      <style:table-column-properties style:column-width="3.318in" style:use-optimal-column-width="false"/>
    </style:style>
    <style:style style:name="Table213" style:family="table">
      <style:table-properties style:width="6.6604in" fo:margin-left="-0.0145in" table:align="left"/>
    </style:style>
    <style:style style:name="TableRow216" style:family="table-row">
      <style:table-row-properties style:min-row-height="0.5104in" style:use-optimal-row-height="false"/>
    </style:style>
    <style:style style:name="TableCell2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19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0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Cell2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2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3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P224" style:parent-style-name="Standard" style:family="paragraph">
      <style:paragraph-properties fo:text-align="justify" fo:line-height="150%"/>
      <style:text-properties fo:font-size="10pt" style:font-size-asian="10pt" style:font-size-complex="10pt"/>
    </style:style>
    <style:style style:name="TableRow225" style:family="table-row">
      <style:table-row-properties style:min-row-height="0.5729in"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Standard" style:family="paragraph">
      <style:paragraph-properties fo:text-align="justify" fo:margin-top="0.0395in" fo:margin-bottom="0.0395in" fo:line-height="150%"/>
    </style:style>
    <style:style style:name="T228" style:parent-style-name="Fuentedepárrafopredeter." style:family="text">
      <style:text-properties style:font-name-complex="DejaVu Sans" fo:font-size="10pt" style:font-size-asian="10pt" style:font-size-complex="10pt"/>
    </style:style>
    <style:style style:name="T229" style:parent-style-name="Fuentedepárrafopredeter." style:family="text">
      <style:text-properties style:font-name-complex="DejaVu Sans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Standard" style:family="paragraph">
      <style:paragraph-properties fo:text-align="justify" fo:margin-top="0.0395in" fo:margin-bottom="0.0395in" fo:line-height="150%"/>
    </style:style>
    <style:style style:name="T232" style:parent-style-name="Fuentedepárrafopredeter." style:family="text">
      <style:text-properties style:font-name-complex="DejaVu Sans" fo:font-size="10pt" style:font-size-asian="10pt" style:font-size-complex="10pt"/>
    </style:style>
    <style:style style:name="T233" style:parent-style-name="Tipodeletrapredefinidodoparágrafo" style:family="text">
      <style:text-properties fo:font-size="10pt" style:font-size-asian="10pt" style:font-size-complex="10pt"/>
    </style:style>
    <style:style style:name="P234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font-size="10pt" style:font-size-asian="10pt" style:font-size-complex="10pt"/>
    </style:style>
    <style:style style:name="P235" style:parent-style-name="Standard" style:family="paragraph">
      <style:paragraph-properties fo:text-align="justify" fo:line-height="150%">
        <style:tab-stops>
          <style:tab-stop style:type="left" style:position="0in"/>
        </style:tab-stops>
      </style:paragraph-properties>
      <style:text-properties fo:color="#0000FF" fo:font-size="10pt" style:font-size-asian="10pt" style:font-size-complex="10pt"/>
    </style:style>
  </office:automatic-styles>
  <office:body>
    <office:text text:use-soft-page-breaks="true">
      <text:p text:style-name="P1">SC Nº ____________ / Nº Chamado do GLPI ________</text:p>
      <text:h text:style-name="Título1" text:outline-level="1">DO OBJETO</text:h>
      <text:h text:style-name="Título2" text:outline-level="2">Aquisição de<text:s/><text:span text:style-name="T39">,</text:span><text:s/>conforme condições, quantidades e exigências estabelecidas neste instrumento:</text:h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Item</text:p>
          </table:table-cell>
          <table:table-cell table:style-name="TableCell47">
            <text:p text:style-name="P48">Especificações Técnicas</text:p>
          </table:table-cell>
          <table:table-cell table:style-name="TableCell49">
            <text:p text:style-name="P50">Quantidades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</table:table-row>
      </table:table>
      <text:h text:style-name="Título2" text:outline-level="2"><text:bookmark-start text:name="__RefHeading___Toc2568_319085717"/>Características técnicas:<text:bookmark-end text:name="__RefHeading___Toc2568_319085717"/></text:h>
      <table:table table:style-name="Table58">
        <table:table-columns>
          <table:table-column table:style-name="TableColumn59"/>
          <table:table-column table:style-name="TableColumn60"/>
        </table:table-columns>
        <table:table-row table:style-name="TableRow61">
          <table:table-cell table:style-name="TableCell62" table:number-columns-spanned="2">
            <text:p text:style-name="P63">Geral</text:p>
          </table:table-cell>
          <table:covered-table-cell/>
        </table:table-row>
        <table:table-row table:style-name="TableRow64"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 table:number-columns-spanned="2">
            <text:p text:style-name="P76">Transmissor</text:p>
          </table:table-cell>
          <table:covered-table-cell/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 table:number-columns-spanned="2">
            <text:p text:style-name="P119">Operação</text:p>
          </table:table-cell>
          <table:covered-table-cell/>
        </table:table-row>
        <table:table-row table:style-name="TableRow120">
          <table:table-cell table:style-name="TableCell121">
            <text:p text:style-name="TableContents"/>
          </table:table-cell>
          <table:table-cell table:style-name="TableCell122">
            <text:p text:style-name="P123"/>
          </table:table-cell>
        </table:table-row>
        <table:table-row table:style-name="TableRow124">
          <table:table-cell table:style-name="TableCell125">
            <text:p text:style-name="TableContents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TableContents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TableContents"/>
          </table:table-cell>
          <table:table-cell table:style-name="TableCell134">
            <text:p text:style-name="P135"/>
          </table:table-cell>
        </table:table-row>
      </table:table>
      <text:p text:style-name="P136"/>
      <text:h text:style-name="Título1" text:outline-level="1">DA JUSTIFICATIVA DA NECESSIDADE DA AQUISIÇÃO</text:h>
      <text:h text:style-name="Título2" text:outline-level="2">Melhorar trabalho</text:h>
      <text:h text:style-name="Título2" text:outline-level="2">As informações técnicas estão descritas Tabela do item<text:s/><text:bookmark-ref text:ref-name="__RefHeading___Toc2568_319085717" text:reference-format="page">1.2</text:bookmark-ref>.</text:h>
      <text:h text:style-name="Título1" text:outline-level="1">LOCAL DE ENTREGA E CRITÉRIOS DE ACEITAÇÃO DO OBJETO.</text:h>
      <text:h text:style-name="Título2" text:outline-level="2">Os<text:s/>itens<text:s/>deverão, OBRIGATORIAMENTE, ser entregues ou acompanhados por profissional do Setor<text:s/><text:soft-page-break/>de Recebimento, localizado no Bloco 14, Espaço 01 – Sala 01, nas dependências da Fundação PTI - BR, na Avenida Tancredo Neves, 6731, em Foz do Iguaçu.</text:h>
      <text:h text:style-name="Título2" text:outline-level="2"><text:span text:style-name="T137">T</text:span><text:span text:style-name="T138">odas as despesas com a entrega, encargos, impostos de qualquer natureza incidente sobre o objeto do presente, são de inteira responsabilidade e risc</text:span><text:span text:style-name="T139">o da empresa contratada</text:span><text:span text:style-name="T140">.</text:span></text:h>
      <text:h text:style-name="Título2" text:outline-level="2">O prazo de entrega dos bens é de 30<text:span text:style-name="T141"><text:s/></text:span>dias, contados da emissão da “Ordem de Compra”, “Contrato” ou “Pedido de Compras”, em remessa única.</text:h>
      <text:h text:style-name="Título1" text:outline-level="1">DOS DADOS ORÇAMENTÁRIOS</text:h>
      <table:table table:style-name="Table142">
        <table:table-columns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<text:span text:style-name="T151"><text:s/>Centro de custo</text:span></text:p>
          </table:table-cell>
          <table:table-cell table:style-name="TableCell152">
            <text:p text:style-name="P153"><text:span text:style-name="T154">Natureza orçamentária</text:span></text:p>
          </table:table-cell>
          <table:table-cell table:style-name="TableCell155">
            <text:p text:style-name="P156"><text:span text:style-name="T157">Fonte do recurso</text:span></text:p>
          </table:table-cell>
          <table:table-cell table:style-name="TableCell158">
            <text:p text:style-name="P159">Convênio</text:p>
          </table:table-cell>
          <table:table-cell table:style-name="TableCell160">
            <text:p text:style-name="P161">Meta/</text:p>
            <text:p text:style-name="P162">Cód. Atividade</text:p>
          </table:table-cell>
        </table:table-row>
        <table:table-row table:style-name="TableRow163">
          <table:table-cell table:style-name="TableCell164">
            <text:p text:style-name="P165">854974</text:p>
          </table:table-cell>
          <table:table-cell table:style-name="TableCell166">
            <text:p text:style-name="P167">3255655</text:p>
          </table:table-cell>
          <table:table-cell table:style-name="TableCell168">
            <text:p text:style-name="P169">1245345</text:p>
          </table:table-cell>
          <table:table-cell table:style-name="TableCell170">
            <text:p text:style-name="P171">Carro Elétrico</text:p>
          </table:table-cell>
          <table:table-cell table:style-name="TableCell172">
            <text:p text:style-name="P173">Terminar PFC</text:p>
          </table:table-cell>
        </table:table-row>
      </table:table>
      <text:h text:style-name="Título1" text:outline-level="1">OBRIGAÇÕES DA CONTRATANTE</text:h>
      <text:h text:style-name="Título2" text:outline-level="2">São obrigações da Contratante:</text:h>
      <text:h text:style-name="Título3" text:outline-level="3">Receber o objeto no prazo e condições estabelecidas;</text:h>
      <text:h text:style-name="Título3" text:outline-level="3">Verificar, minuciosamente, no prazo fixado, a<text:s/>conformidade dos bens recebidos provisoriamente com as especificações constantes do Termo de Referência e da proposta, para fins de aceitação e recebimento definitivo;</text:h>
      <text:h text:style-name="Título3" text:outline-level="3">Comunicar à Contratada, por escrito, sobre imperfeições, falhas ou irregularidades verificadas no objeto fornecido, para que seja substituído, reparado ou corrigido;</text:h>
      <text:h text:style-name="Título3" text:outline-level="3">Acompanhar e fiscalizar o cumprimento das obrigações da Contratada, por meio do colaborador especialmente designado;</text:h>
      <text:h text:style-name="Título3" text:outline-level="3">Efetuar o pagamento à Contratada no valor correspondente ao fornecimento do objeto, no prazo e forma estabelecidos no Termo de Referência;</text:h>
      <text:h text:style-name="Título2" text:outline-level="2">A Fundação PTI - BR não responderá por quaisquer compromissos assumidos pela Contratada com terceiros, ainda que vinculados à execução do presente Termo de Contrato, bem como por<text:s/>qualquer dano causado a terceiros em decorrência de ato da Contratada, de seus empregados, prepostos ou subordinados.</text:h>
      <text:h text:style-name="Título1" text:outline-level="1">OBRIGAÇÕES DA CONTRATADA</text:h>
      <text:soft-page-break/>
      <text:h text:style-name="Título2" text:outline-level="2">A Contratada deve cumprir todas as obrigações constantes no Termo de Referência e sua proposta, assumindo, como<text:s/>exclusivamente seus, os riscos e as despesas decorrentes da boa e perfeita execução do objeto e, ainda:</text:h>
      <text:h text:style-name="Título2" text:outline-level="2">Efetuar a entrega do objeto em perfeitas condições, conforme especificações, prazo e local constantes no Termo de Referência e seus anexos, acompanhado<text:s/>da respectiva nota fiscal;</text:h>
      <text:h text:style-name="Título3" text:outline-level="3">Responsabilizar-se pelos vícios e danos decorrentes do objeto, de acordo com os artigos 12, 13 e 17 a 27, do Código de Defesa do Consumidor (Lei nº 8.078, de 1990),<text:s/><text:span text:style-name="T174">ficando a Contratante autorizada a descontar dos pagamentos devi</text:span><text:span text:style-name="T175">dos à Contratada, o valor correspondente aos danos sofridos;</text:span></text:h>
      <text:h text:style-name="Título3" text:outline-level="3">Substituir, reparar ou corrigir, às suas expensas, no prazo fixado neste Termo de Referência, o objeto com avarias ou defeitos;</text:h>
      <text:h text:style-name="Título3" text:outline-level="3">Comunicar à Contratante, no prazo máximo de 24 (vinte e<text:s/>quatro) horas que antecede a data da entrega, os motivos que impossibilitem o cumprimento do prazo previsto, com a devida comprovação;</text:h>
      <text:h text:style-name="Título3" text:outline-level="3">Manter, durante toda a execução do contrato, em compatibilidade com as obrigações assumidas, todas as condições de habilitação e qualificação exigidas neste instrumento.</text:h>
      <text:h text:style-name="Título1" text:outline-level="1">DA SUBCONTRATAÇÃO</text:h>
      <text:h text:style-name="Título2" text:outline-level="2">Não será admitida a subcontratação do objeto.</text:h>
      <text:h text:style-name="Título1" text:outline-level="1"><text:span text:style-name="T176">DAS SANÇÕES<text:s/></text:span>ADMINISTRATIVAS</text:h>
      <text:h text:style-name="Título2" text:outline-level="2">São consideradas infrações graves para fins do presente contrato:</text:h>
      <text:list text:style-name="WWNum1">
        <text:list-item text:start-value="1">
          <text:p text:style-name="P177"><text:s/>apresentação de documento falso;</text:p>
        </text:list-item>
        <text:list-item>
          <text:p text:style-name="P178"><text:s/>qualquer ato que frustre ou fraude, mediante ajuste, combinação ou qualquer outro expediente, o processo de contratação;</text:p>
        </text:list-item>
        <text:list-item>
          <text:p text:style-name="P179"><text:s/>a má-fé na relação contratual;</text:p>
        </text:list-item>
        <text:list-item>
          <text:p text:style-name="P180"><text:s/>inexecução total de qualquer das obrigações assumidas;</text:p>
        </text:list-item>
      </text:list>
      <text:h text:style-name="Título2" text:outline-level="2">Para toda e qualquer ofensa a deveres contratuais, poderão ser aplicadas ao PRESTADOR, sem prejuízos da responsabilidade civil e criminal, as seguintes sanções:</text:h>
      <text:list text:style-name="WWNum1">
        <text:list-item text:start-value="1">
          <text:p text:style-name="P181"><text:s/>Advertência para faltas leves, assim entendidas aquelas que não acarretem prejuízos significativos para o Contratante.</text:p>
        </text:list-item>
        <text:list-item>
          <text:p text:style-name="P182"><text:s/>Multa Moratória equivalente a 0,333% (trezentos e trinta e três milésimos por cento) do valor atualizado do Contrato, por dia de atraso.</text:p>
        </text:list-item>
        <text:list-item>
          <text:p text:style-name="P183"><text:s/>Multa compensatória de 10% (dez por cento) do valor do contrato, no caso de inexecução total do contrato<text:s/><text:soft-page-break/>ou por ato que frustre ou fraude a contratação,<text:s/>sem prejuízo da rescisão unilateral da avença.</text:p>
        </text:list-item>
        <text:list-item>
          <text:p text:style-name="P184"><text:s/>Suspensão do direito de participar de licitação e impedimento de contratar com a Fundação PTI - BR, por até 5 (cinco) anos.</text:p>
        </text:list-item>
        <text:list-item>
          <text:p text:style-name="P185"><text:s/>Parágrafo Único – Às infrações, independentemente de sua gravidade, poderão ser aplicadas de modo cumulativo, mais de uma penalidade, sem prejuízo da eventual rescisão contratual sem o direito à indenização.</text:p>
        </text:list-item>
      </text:list>
      <text:p text:style-name="P186"/>
      <text:h text:style-name="Título2" text:outline-level="2">Estendem-se os efeitos da penalidade de suspensão do direito de licitar e contratar com a Fundação PTI - BR, nos termos do art. 157 do RELC:</text:h>
      <text:list text:style-name="WWNum1">
        <text:list-item text:start-value="1">
          <text:p text:style-name="P187">Às pessoas físicas integrantes do quadro societário da pessoa jurídica independentemente de nova pessoa jurídica que vieram a criar ou de outra em que figurarem como sócios.</text:p>
        </text:list-item>
        <text:list-item>
          <text:p text:style-name="P188">Às pessoas jurídicas que possuam sócios comuns com as pessoas físicas referidas no inciso anterior.</text:p>
        </text:list-item>
      </text:list>
      <text:h text:style-name="Título2" text:outline-level="2">A Fundação PTI - BR poderá rescindir o contrato caso o montante correspondente à soma dos valores das multas moratórias ultrapassarem a 10% (dez por cento) do valor total atualizado deste Contrato.</text:h>
      <text:h text:style-name="Título2" text:outline-level="2">Se a multa aplicada não<text:s/>for suficiente para cobrir os prejuízos causados à Fundação PTI - BR, poderá esta, justificadamente, requerer a diferença a que tem direito.</text:h>
      <text:h text:style-name="Título2" text:outline-level="2">As sanções de advertência e suspensão do direito de participar de licitação e impedimento de contratar com a Fundação PTI - BR, por até 5 (cinco) anos poderão ser aplicadas juntamente às sanções de multa, a depender do caso e a sua aplicação, ainda que de forma cumulada, não exime a responsabilidade de indenizar eventuais perdas e danos ocasionados à Fundação PTI - BR<text:s/>decorrentes do descumprimento contratual e/ou obrigação editalícia.</text:h>
      <text:h text:style-name="Título2" text:outline-level="2">A multa não será aplicada caso o fato gerador em que incorreu o PRESTADOR tenha sido consequência de motivo de força maior ou caso fortuito.</text:h>
      <text:h text:style-name="Título2" text:outline-level="2">A Fundação PTI - BR reserva-se o direito de deduzir dos valores devidos ao PRESTADOR as multas aplicadas e a importância necessária ao ressarcimento de danos e/ou prejuízos, que esta causar à Fundação PTI - BR ou a terceiros, decorrente de sua culpa ou dolo.</text:h>
      <text:h text:style-name="Título2" text:outline-level="2">As penalidades estabelecidas nesta cláusula<text:s/>não excluem nenhuma outra prevista em lei, nem a responsabilidade do PRESTADOR por perdas e danos que causar à Fundação PTI - BR.</text:h>
      <text:h text:style-name="Título2" text:outline-level="2">Na contagem dos prazos estabelecidos neste Contrato, excluir-se-á o dia do início, incluir-se-á o do vencimento e considerar-se-ão os dias úteis consecutivos.</text:h>
      <text:h text:style-name="Título2" text:outline-level="2">A aplicação das penalidades previstas deverá ser realizada em processo administrativo que assegurará o contraditório e a ampla defesa ao PRESTADOR, observando-se o art. 160 do Regulamento de Licitações, Contratos e Convênios da Fundação Parque Tecnológico Itaipu - Brasil - RELC.</text:h>
      <text:h text:style-name="Título2" text:outline-level="2">O PRESTADOR poderá interpor defesa e apresentar e/ou requerer a produção de provas, conforme<text:s/><text:soft-page-break/>o caso.</text:h>
      <text:p text:style-name="P189">Parágrafo Único– O recurso deverá ser interposto no prazo de 05 (cinco) dias úteis, devidamente instruído, e apresentado ao Diretor Superintendente da Fundação PTI - BR, por intermédio da autoridade que praticou o ato recorrido. O recurso será julgado pelo Conselho Diretor da Fundação PTI - BR. Da decisão final cabe recurso à autoridade superior, no prazo de 5 (cinco) dias úteis contado da intimação do ato.</text:p>
      <text:h text:style-name="Título2" text:outline-level="2">A não ocorrência das penalidades acima referidas, não impede que a Fundação PTI - BR rescinda, unilateralmente, o Contrato.</text:h>
      <text:h text:style-name="Título2" text:outline-level="2">Na aplicação das sanções deverão ser considerados os danos resultantes da infração, situação econômico-financeira da sancionada, em especial sua capacidade de geração de receitas e seu patrimônio, reincidência, assim entendida a repetição de infração de igual natureza, bem como a outras circunstâncias gerais agravantes ou atenuantes em face do caso concreto, observado o princípio da razoabilidade e proporcionalidade entre a sanção, a gravidade da infração e o vulto econômico da contratação, art. 158 do RELC.</text:h>
      <text:h text:style-name="Título2" text:outline-level="2">No caso de atraso do pagamento por parte da Fundação PTI - BR, o PRESTADOR poderá exigir as penalidades a seguir:</text:h>
      <text:list text:style-name="WWNum1">
        <text:list-item text:start-value="1">
          <text:p text:style-name="P190">Multa de 2% (dois por cento) ao mês, sobre o valor da parcela pendente.</text:p>
        </text:list-item>
        <text:list-item>
          <text:p text:style-name="P191">Juros de 1% (um por cento) ao mês, sobre o valor da parcela pendente.</text:p>
        </text:list-item>
      </text:list>
      <text:h text:style-name="Título1" text:outline-level="1">DO PRAZO DE GARANTIA DOS MATERIAIS</text:h>
      <text:h text:style-name="Título2" text:outline-level="2">O fornecedor deve conceder garantia de<text:s/>no mínimo 1 (um) ano a partir da data de aquisição presente na nota fiscal.</text:h>
      <text:h text:style-name="Título1" text:outline-level="1">DO PAGAMENTO OU CRONOGRAMA DE DESEMBOLSOS PELAS ATIVIDADES REALIZADAS (FÍSICO/FINANCEIRO)</text:h>
      <text:h text:style-name="Título2" text:outline-level="2"><text:span text:style-name="T192">O pagamento do(s) item(ns) será efetuado em até 10 (dez) dias úteis, a contar do aceite d</text:span><text:span text:style-name="T193">o documento fiscal, desde que o(s) objeto(s) esteja(m) em conformidade com o solicitado pela Fundação PTI - BR.</text:span></text:h>
      <text:h text:style-name="Título3" text:outline-level="3"><text:span text:style-name="T194">O aceite do documento fiscal consiste na validação do Documento Fiscal<text:s/></text:span><text:span text:style-name="T195"><text:tab/>observados os dados cadastrais e compatibilidade da CNAE – Classificação</text:span><text:span text:style-name="T196"><text:s/>Nacional de Atividade Econômica, com o objeto contratado.</text:span></text:h>
      <text:h text:style-name="Título3" text:outline-level="3">A entrega da mercadoria acompanhado da respectiva Nota Fiscal somente deverá ser emitida após a aprovação, por parte da Fundação PTI - BR, do seguinte documento:</text:h>
      <text:list text:style-name="LFO39" text:continue-numbering="true">
        <text:list-item>
          <text:p text:style-name="P197"><text:span text:style-name="T198">A “Ordem de<text:s/></text:span><text:span text:style-name="T199">Serviço/Compra”, “Contrato” ou o Pedido de Compras” emitido pela FPTI;</text:span></text:p>
        </text:list-item>
      </text:list>
      <text:h text:style-name="Título2" text:outline-level="2"><text:span text:style-name="T200">Os documentos fiscais deverão ser preenchidos em nome da Fundação Parque Tecnológico Itaipu –<text:s/></text:span><text:soft-page-break/><text:span text:style-name="T201">BR, CNPJ 07.769.688/0001-18, com natureza jurídica de entidade privada sem fins lucrativos,</text:span><text:span text:style-name="T202"><text:s/>inscrição Municipal 36.687, Não Contribuinte de ICMS, sediada na Avenida Tancredo Neves nº 6731, CEP 85.867-030, Bairro Itaipu, Foz do Iguaçu (PR);</text:span></text:h>
      <text:h text:style-name="Título3" text:outline-level="3"><text:span text:style-name="T203">Todos os documentos fiscais eletrônicos devem ser enviados para o e-mail:<text:s/></text:span><text:a xlink:href="mailto:nfeletronica@pti.org.br" office:target-frame-name="_top" xlink:show="replace"><text:span text:style-name="T204">nfeletronica@pti.org.br</text:span></text:a><text:span text:style-name="T205"><text:s/>e as Notas Fiscais manuais devem ser enviadas para a área de recebimento.</text:span></text:h>
      <text:h text:style-name="Título3" text:outline-level="3"><text:span text:style-name="T206">Deverá informar no campo de Observações Complementares dos documentos fiscal dados do Convênio P&amp;D COPEL 6491-0287/2012;</text:span></text:h>
      <text:h text:style-name="Título2" text:outline-level="2">A CONTRATADA, quando da formalização de sua Proposta Comercial, assumiu a responsabilidade de fazê-la com inclusão de todas as obrigações e encargos, ou seja, todos os custos incidentes para a consecução do objeto contratado, não podendo ser atribuída à Fundação PTI - BR nenhuma despesa adicional, a qualquer título.</text:h>
      <text:h text:style-name="Título2" text:outline-level="2">A Fundação PTI - BR poderá, a seu critério, deduzir dos pagamentos devidos à CONTRATADA, valores cobrados pela mesma sem o devido respaldo contratual ou resultantes de multas ou qualquer outro débito da CONTRATADA decorrente dos compromissos assumidos neste Contrato.</text:h>
      <text:h text:style-name="Título2" text:outline-level="2"><text:span text:style-name="T207">No pagamento de obrigações pecuniárias decorrentes do contrato, a Fundação PTI - BR<text:s/></text:span><text:span text:style-name="T208">deverá<text:s/></text:span><text:span text:style-name="T209">obedecer, para cada fonte diferenciada de recursos, a estrita ordem cronológica das datas de suas exigibilidades,</text:span><text:span text:style-name="T210"><text:s/>salvo quando presentes relevantes motivos devidamente justificados pela autoridade competente.</text:span></text:h>
      <text:h text:style-name="Título1" text:outline-level="1">CONSIDERAÇÕES GERAIS</text:h>
      <text:h text:style-name="Título2" text:outline-level="2">Todas as despesas, encargos, fretes, impostos de qualquer natureza, incidentes sobre o objeto do presente, honorários, taxa de agenciamento<text:s/>e todas as obrigações sócio-previdenciárias são de inteira responsabilidade e risco da empresa vencedora.</text:h>
      <text:p text:style-name="P211"/>
      <text:p text:style-name="P212">12. APROVAÇÃO:</text:p>
      <table:table table:style-name="Table213">
        <table:table-columns>
          <table:table-column table:style-name="TableColumn214"/>
          <table:table-column table:style-name="TableColumn215"/>
        </table:table-columns>
        <table:table-header-rows>
          <table:table-row table:style-name="TableRow216">
            <table:table-cell table:style-name="TableCell217">
              <text:p text:style-name="P218"/>
              <text:p text:style-name="P219">Felipe Pinheiro Silva</text:p>
              <text:p text:style-name="P220">Responsável técnico</text:p>
            </table:table-cell>
            <table:table-cell table:style-name="TableCell221">
              <text:p text:style-name="P222"/>
              <text:p text:style-name="P223">Rodrigo Bueno Otto</text:p>
              <text:p text:style-name="P224">Responsável pelo Centro de Custo</text:p>
            </table:table-cell>
          </table:table-row>
        </table:table-header-rows>
        <table:table-row table:style-name="TableRow225">
          <table:table-cell table:style-name="TableCell226">
            <text:p text:style-name="P227"><text:span text:style-name="T228">Data:<text:s/></text:span><text:span text:style-name="T229">____/_____/_____ <text:s/>Área: Lasse</text:span></text:p>
          </table:table-cell>
          <table:table-cell table:style-name="TableCell230">
            <text:p text:style-name="P231"><text:span text:style-name="T232">Data: ____/_____/_____ Área: Lasse <text:s text:c="34"/></text:span><text:span text:style-name="T233"><text:s text:c="43"/></text:span></text:p>
          </table:table-cell>
        </table:table-row>
      </table:table>
      <text:p text:style-name="P234"/>
      <text:p text:style-name="P2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Verdana" svg:font-family="Verdana" style:font-family-generic="swiss" style:font-pitch="variable" svg:panose-1="2 11 6 4 3 5 4 4 2 4"/>
    <style:font-face style:name="Batang" svg:font-family="Batang" style:font-family-generic="roman" style:font-pitch="variable" svg:panose-1="2 3 6 0 0 1 1 1 1 1"/>
    <style:font-face style:name="Courier New" svg:font-family="Courier New" style:font-family-generic="modern" style:font-pitch="fixed" svg:panose-1="2 7 3 9 2 2 5 2 4 4"/>
    <style:font-face style:name="MS Serif" svg:font-family="MS Serif" style:font-family-generic="roman" style:font-pitch="variable"/>
    <style:font-face style:name="Nimbus Roman No9 L" svg:font-family="Nimbus Roman No9 L" style:font-family-generic="roman" style:font-pitch="variable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 style:font-pitch="variable" svg:panose-1="5 1 0 0 0 0 0 0 0 0"/>
    <style:font-face style:name="Segoe UI" svg:font-family="Segoe UI" style:font-family-generic="swiss" style:font-pitch="variable" svg:panose-1="2 11 5 2 4 2 4 2 2 3"/>
    <style:font-face style:name="MyriadPro-Regular" svg:font-family="MyriadPro-Regular" style:font-family-generic="system" style:font-pitch="variable"/>
    <style:font-face style:name="Times-Roman" svg:font-family="Times-Roman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keep-with-next="auto" fo:text-align="justify" fo:margin-top="0.1652in" fo:margin-bottom="0.0826in" fo:line-height="150%"/>
      <style:text-properties fo:font-weight="bold" style:font-weight-asian="bold" style:font-weight-complex="bold" fo:font-size="10.5pt" style:font-size-asian="10.5pt" style:font-size-complex="10.5pt" fo:hyphenate="false"/>
    </style:style>
    <style:style style:name="Título2" style:display-name="Título 2" style:family="paragraph" style:parent-style-name="Heading" style:next-style-name="Standard" style:default-outline-level="2">
      <style:paragraph-properties fo:keep-with-next="auto" fo:text-align="justify" fo:margin-top="0.0826in" fo:margin-bottom="0.0826in" fo:line-height="150%"/>
      <style:text-properties style:font-name-asian="Arial" style:font-name-complex="Arial" fo:font-size="10pt" style:font-size-asian="10pt" style:font-size-complex="10pt" fo:hyphenate="false"/>
    </style:style>
    <style:style style:name="Título3" style:display-name="Título 3" style:family="paragraph" style:parent-style-name="Heading" style:next-style-name="Textbody" style:default-outline-level="3">
      <style:paragraph-properties fo:keep-with-next="auto" fo:text-align="justify" fo:margin-top="0.0784in" fo:margin-bottom="0.0784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Título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Título" style:next-style-name="Textbody" style:default-outline-level="5">
      <style:paragraph-properties fo:keep-with-next="auto" fo:text-align="justify" fo:margin-top="0.118in" fo:margin-bottom="0.0395in"/>
      <style:text-properties fo:font-weight="bold" style:font-weight-asian="bold" style:font-weight-complex="bold" fo:font-size="10.5pt" style:font-size-asian="10.5pt" fo:hyphenate="false"/>
    </style:style>
    <style:style style:name="Título6" style:display-name="Título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ítulo7" style:display-name="Título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paragraph-properties fo:line-height="150%"/>
      <style:text-properties style:font-name="Verdana" style:font-name-asian="Batang" style:font-name-complex="Verdana" style:language-asian="ar" style:country-asian="SA" fo:hyphenate="false"/>
    </style:style>
    <style:style style:name="Tipodeletrapredefinidodoparágrafo" style:display-name="Tipo de letra predefinido do parágrafo" style:family="text"/>
    <text:list-style style:name="WW_OutlineListStyle" style:display-name="WW_OutlineListStyl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Arial" style:font-name-asian="Arial" style:font-name-complex="Arial" fo:font-size="10.5pt" style:font-size-asian="10.5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-asian="DejaVu Sans" style:font-name-complex="DejaVu Sans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ContentsHeading" style:display-name="Contents Heading" style:family="paragraph" style:parent-style-name="Título">
      <style:paragraph-properties text:number-lines="false" fo:margin-top="0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TextosemFormatação1" style:display-name="Texto sem Formatação1" style:family="paragraph" style:parent-style-name="Standard">
      <style:text-properties style:font-name="Courier New" style:font-name-asian="Courier New" style:font-name-complex="Courier New" fo:hyphenate="false"/>
    </style:style>
    <style:style style:name="Normal1" style:display-name="Normal 1" style:family="paragraph" style:parent-style-name="Standard">
      <style:paragraph-properties fo:text-align="justify" fo:margin-top="0.0833in" fo:margin-bottom="0.25in"/>
      <style:text-properties style:font-name="MS Serif" style:font-name-asian="MS Serif" style:font-name-complex="MS Serif" fo:language="en" fo:country="US" fo:hyphenate="false"/>
    </style:style>
    <style:style style:name="TableHeading" style:display-name="Table Heading" style:family="paragraph" style:parent-style-name="Standard">
      <style:paragraph-properties fo:text-align="center" style:line-height-at-least="0.0694in"/>
      <style:text-properties style:font-name="Nimbus Roman No9 L" style:font-name-asian="DejaVu Sans" style:font-name-complex="Nimbus Roman No9 L" fo:font-weight="bold" style:font-weight-asian="bold" fo:font-style="italic" style:font-style-asian="italic" fo:color="#000000" fo:font-size="14pt" style:font-size-asian="14pt"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Standarduser" style:display-name="Standard (user)" style:family="paragraph">
      <style:paragraph-properties fo:margin-bottom="0.1388in" fo:line-height="115%"/>
      <style:text-properties style:font-name-complex="Calibri" fo:font-size="11pt" style:font-size-asian="11pt" style:font-size-complex="11pt" style:language-asian="zh" style:country-asian="CN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Heading10" style:display-name="Heading 10" style:family="paragraph" style:parent-style-name="Heading" style:next-style-name="Textbody">
      <style:paragraph-properties fo:margin-top="0.0416in" fo:margin-bottom="0.0416in"/>
      <style:text-properties fo:font-weight="bold" style:font-weight-asian="bold" style:font-weight-complex="bold" fo:hyphenate="false"/>
    </style:style>
    <style:style style:name="Textbodyindent" style:display-name="Text body indent" style:family="paragraph" style:parent-style-name="Standard">
      <style:paragraph-properties fo:margin-bottom="0.0833in" fo:margin-left="0.1965in" fo:text-indent="-0.6812in">
        <style:tab-stops/>
      </style:paragraph-properties>
      <style:text-properties fo:hyphenate="false"/>
    </style:style>
    <style:style style:name="Citação" style:display-name="Citação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fo:font-style="italic" style:font-style-asian="italic" style:font-style-complex="italic" fo:color="#000000" style:language-asian="en" style:country-asian="US" fo:hyphenate="false"/>
    </style:style>
    <style:style style:name="GradeColorida-Ênfase11" style:display-name="Grade Colorida - Ênfase 11" style:family="paragraph" style:parent-style-name="Standard" style:next-style-name="Standard">
      <style:paragraph-properties fo:border="0.0069in solid #1F497D" fo:padding-top="0.0138in" fo:padding-left="0.0555in" fo:padding-bottom="0.0138in" fo:padding-right="0.0555in" style:shadow="none" fo:text-align="justify" fo:margin-top="0.0833in" fo:background-color="#FFFFCC"/>
      <style:text-properties style:font-name-asian="Calibri" style:font-name-complex="Times New Roman" fo:font-style="italic" style:font-style-asian="italic" style:font-style-complex="italic" fo:color="#000000" style:language-asian="en" style:country-asian="US" fo:hyphenate="false"/>
    </style:style>
    <style:style style:name="citação2" style:display-name="citação 2" style:family="paragraph" style:parent-style-name="Citação">
      <style:text-properties style:font-size-complex="10pt" fo:hyphenate="false"/>
    </style:style>
    <style:style style:name="Default" style:display-name="Default" style:family="paragraph">
      <style:paragraph-properties fo:widows="2" fo:orphans="2" style:text-autospace="none"/>
      <style:text-properties style:font-name-asian="Times New Roman" style:font-name-complex="Times New Roman" fo:color="#000000" style:language-asian="zh" style:country-asian="CN" fo:hyphenate="false"/>
    </style:style>
    <style:style style:name="MINUTA" style:display-name="MINUTA" style:family="paragraph" style:parent-style-name="Standard">
      <style:paragraph-properties fo:keep-with-next="always" fo:text-align="justify"/>
      <style:text-properties fo:hyphenate="false"/>
    </style:style>
    <style:style style:name="Textodocorpo" style:display-name="Texto do corpo" style:family="paragraph" style:parent-style-name="Standard">
      <style:paragraph-properties fo:margin-bottom="0.1666in" fo:line-height="0.1902in" fo:background-color="#FFFFFF"/>
      <style:text-properties fo:font-size="11pt" style:font-size-asian="11pt" style:font-size-complex="11pt" fo:hyphenate="false"/>
    </style:style>
    <style:style style:name="NumberingSymbols" style:display-name="Numbering Symbols" style:family="text">
      <style:text-properties fo:font-style="normal" style:font-style-asian="normal" style:font-style-complex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z0" style:display-name="WW8Num2z0" style:family="text">
      <style:text-properties fo:font-weight="normal" style:font-weight-asian="normal" fo:font-style="normal" style:font-style-asian="normal"/>
    </style:style>
    <style:style style:name="WW8Num3z0" style:display-name="WW8Num3z0" style:family="text">
      <style:text-properties fo:font-weight="normal" style:font-weight-asian="normal" fo:font-style="normal" style:font-style-asian="normal"/>
    </style:style>
    <style:style style:name="WW8Num4z0" style:display-name="WW8Num4z0" style:family="text">
      <style:text-properties fo:font-weight="normal" style:font-weight-asian="normal" fo:font-style="normal" style:font-style-asian="normal"/>
    </style:style>
    <style:style style:name="WW8Num5z0" style:display-name="WW8Num5z0" style:family="text">
      <style:text-properties fo:font-weight="normal" style:font-weight-asian="normal" fo:font-style="normal" style:font-style-asian="normal" fo:color="#000000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nteparág.padrão" style:display-name="Fonte parág. padrão" style:family="text"/>
    <style:style style:name="Fuentedepárrafopredeter." style:display-name="Fuente de párrafo predeter." style:family="text"/>
    <style:style style:name="normal__char1" style:display-name="normal__char1" style:family="text">
      <style:text-properties style:font-name="Arial" style:font-name-asian="Arial" style:font-name-complex="Arial" style:text-line-through-type="none" fo:font-size="12pt" style:font-size-asian="12pt" style:font-size-complex="12pt" style:text-underline-type="none" style:text-underline-color="font-color"/>
    </style:style>
    <style:style style:name="ListLabel1" style:display-name="ListLabel 1" style:family="text">
      <style:text-properties fo:font-weight="bold" style:font-weight-asian="bold"/>
    </style:style>
    <style:style style:name="ListLabel2" style:display-name="ListLabel 2" style:family="text">
      <style:text-properties fo:font-weight="bold" style:font-weight-asian="bold" fo:font-style="normal" style:font-style-asian="normal" fo:color="#00000A"/>
    </style:style>
    <style:style style:name="Ênfase" style:display-name="Ênfase" style:family="text">
      <style:text-properties fo:font-style="italic" style:font-style-asian="italic" style:font-style-complex="italic"/>
    </style:style>
    <style:style style:name="WW-Fonteparág.padrão1" style:display-name="WW-Fonte parág. padrão1" style:family="text"/>
    <style:style style:name="VisitedInternetLink" style:display-name="Visited Internet Link" style:family="text" style:parent-style-name="WW-Fonteparág.padrão1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TextodecomentárioCaráter" style:display-name="Texto de comentário Caráter" style:family="text" style:parent-style-name="Tipodeletrapredefinidodoparágrafo">
      <style:text-properties style:font-name="Verdana" style:font-name-asian="Batang" style:font-name-complex="Verdana" fo:font-size="10pt" style:font-size-asian="10pt" style:font-size-complex="10pt" style:language-asian="ar" style:country-asian="SA"/>
    </style:style>
    <style:style style:name="Ref.decomentário" style:display-name="Ref. de comentário" style:family="text" style:parent-style-name="Tipodeletrapredefinidodoparágrafo">
      <style:text-properties fo:font-size="8pt" style:font-size-asian="8pt" style:font-size-complex="8pt"/>
    </style:style>
    <style:style style:name="Textodebalão" style:display-name="Texto de balão" style:family="paragraph" style:parent-style-name="Normal">
      <style:paragraph-properties fo:line-height="100%"/>
      <style:text-properties style:font-name="Segoe UI" style:font-name-complex="Segoe UI" fo:font-size="9pt" style:font-size-asian="9pt" style:font-size-complex="9pt" fo:hyphenate="false"/>
    </style:style>
    <style:style style:name="TextodebalãoCaráter" style:display-name="Texto de balão Caráter" style:family="text" style:parent-style-name="Tipodeletrapredefinidodoparágrafo">
      <style:text-properties style:font-name="Segoe UI" style:font-name-asian="Batang" style:font-name-complex="Segoe UI" fo:font-size="9pt" style:font-size-asian="9pt" style:font-size-complex="9pt" style:language-asian="ar" style:country-asian="SA"/>
    </style:style>
    <text:list-style style:name="Outline" style:display-name="Outline">
      <text:list-level-style-number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fo:font-weight="normal" style:font-weight-asian="normal" fo:font-style="normal" style:font-style-asian="normal"/>
    </style:style>
    <text:list-style style:name="WW8Num2" style:display-name="WW8Num2">
      <text:list-level-style-number text:level="1" text:style-name="WW_CharLFO3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font-weight="normal" style:font-weight-asian="normal" fo:font-style="normal" style:font-style-asian="normal"/>
    </style:style>
    <text:list-style style:name="WW8Num3" style:display-name="WW8Num3">
      <text:list-level-style-number text:level="1" text:style-name="WW_CharLFO4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fo:font-weight="normal" style:font-weight-asian="normal" fo:font-style="normal" style:font-style-asian="normal"/>
    </style:style>
    <text:list-style style:name="WW8Num4" style:display-name="WW8Num4">
      <text:list-level-style-number text:level="1" text:style-name="WW_CharLFO5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10LVL1" style:family="text">
      <style:text-properties fo:font-weight="normal" style:font-weight-asian="normal" fo:font-style="normal" style:font-style-asian="normal" fo:color="#000000"/>
    </style:style>
    <text:list-style style:name="WW8Num5" style:display-name="WW8Num5">
      <text:list-level-style-number text:level="1" text:style-name="WW_CharLFO10LVL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9" style:display-name="WW8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0" style:display-name="WW8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8" style:display-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8" style:display-name="WW8Num1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7" style:display-name="WW8Num1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0" style:display-name="WW8Num2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6" style:display-name="WW8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4" style:display-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1" style:display-name="WW8Num21">
      <text:list-level-style-number text:level="1" style:num-suffix=")" style:num-format="i" text:start-value="10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1" style:display-name="WW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prefix=" " style:num-suffix=" " style:num-format="1" text:display-levels="2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style:num-suffix=" 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prefix=" " style:num-suffix=" " style:num-format="1" text:display-levels="4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prefix=" " style:num-suffix=" " style:num-format="1" text:display-levels="5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prefix=" " style:num-suffix=" " style:num-format="1" text:display-levels="6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prefix=" " style:num-suffix=" ;" style:num-format="1" text:display-levels="7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prefix=" " style:num-suffix=" " style:num-format="1" text:display-levels="8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prefix=" " style:num-suffix=" " style:num-format="1" text:display-levels="9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5" style:display-name="WWNum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6" style:display-name="WWNum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8" style:display-name="WWNum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9" style:display-name="WWNum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0" style:display-name="WWNum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text:list-style style:name="WWNum11" style:display-name="WWNum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34LVL1" style:family="text">
      <style:text-properties fo:font-weight="bold" style:font-weight-asian="bold"/>
    </style:style>
    <style:style style:name="WW_CharLFO34LVL2" style:family="text">
      <style:text-properties fo:font-weight="bold" style:font-weight-asian="bold" fo:font-style="normal" style:font-style-asian="normal" fo:color="#00000A"/>
    </style:style>
    <style:style style:name="WW_CharLFO34LVL3" style:family="text">
      <style:text-properties fo:font-weight="bold" style:font-weight-asian="bold" fo:font-style="normal" style:font-style-asian="normal" fo:color="#00000A"/>
    </style:style>
    <text:list-style style:name="WWNum31" style:display-name="WWNum31">
      <text:list-level-style-number text:level="1" text:style-name="WW_CharLFO3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4LVL2" style:num-suffix="." style:num-format="1" text:display-levels="2">
        <style:list-level-properties text:space-before="0.0986in" text:min-label-width="0.3in" text:list-level-position-and-space-mode="label-alignment">
          <style:list-level-label-alignment text:label-followed-by="listtab" fo:margin-left="0.3986in" fo:text-indent="-0.3in"/>
        </style:list-level-properties>
      </text:list-level-style-number>
      <text:list-level-style-number text:level="3" text:style-name="WW_CharLFO3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prefix="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)" style:num-format="a" style:num-letter-sync="true">
        <style:list-level-properties text:space-before="0.3347in" text:min-label-width="0in" text:list-level-position-and-space-mode="label-alignment">
          <style:list-level-label-alignment text:label-followed-by="listtab" fo:margin-left="0.3347in" fo:text-indent="0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9LVL1" style:family="text">
      <style:text-properties style:font-name="OpenSymbol" style:font-name-asian="OpenSymbol" style:font-name-complex="OpenSymbol"/>
    </style:style>
    <style:style style:name="WW_CharLFO39LVL2" style:family="text">
      <style:text-properties style:font-name="OpenSymbol" style:font-name-asian="OpenSymbol" style:font-name-complex="OpenSymbol"/>
    </style:style>
    <style:style style:name="WW_CharLFO39LVL3" style:family="text">
      <style:text-properties style:font-name="OpenSymbol" style:font-name-asian="OpenSymbol" style:font-name-complex="OpenSymbol"/>
    </style:style>
    <style:style style:name="WW_CharLFO39LVL4" style:family="text">
      <style:text-properties style:font-name="OpenSymbol" style:font-name-asian="OpenSymbol" style:font-name-complex="OpenSymbol"/>
    </style:style>
    <style:style style:name="WW_CharLFO39LVL5" style:family="text">
      <style:text-properties style:font-name="OpenSymbol" style:font-name-asian="OpenSymbol" style:font-name-complex="OpenSymbol"/>
    </style:style>
    <style:style style:name="WW_CharLFO39LVL6" style:family="text">
      <style:text-properties style:font-name="OpenSymbol" style:font-name-asian="OpenSymbol" style:font-name-complex="OpenSymbol"/>
    </style:style>
    <style:style style:name="WW_CharLFO39LVL7" style:family="text">
      <style:text-properties style:font-name="OpenSymbol" style:font-name-asian="OpenSymbol" style:font-name-complex="OpenSymbol"/>
    </style:style>
    <style:style style:name="WW_CharLFO39LVL8" style:family="text">
      <style:text-properties style:font-name="OpenSymbol" style:font-name-asian="OpenSymbol" style:font-name-complex="OpenSymbol"/>
    </style:style>
    <style:style style:name="WW_CharLFO39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9">
      <text:list-level-style-bullet text:level="1" text:style-name="WW_CharLFO39LVL1" text:bullet-char="•">
        <style:list-level-properties text:space-before="0.7187in" text:min-label-width="0.25in" text:list-level-position-and-space-mode="label-alignment">
          <style:list-level-label-alignment text:label-followed-by="listtab" fo:margin-left="0.9687in" fo:text-indent="-0.25in"/>
        </style:list-level-properties>
        <style:text-properties style:font-name="OpenSymbol"/>
      </text:list-level-style-bullet>
      <text:list-level-style-bullet text:level="2" text:style-name="WW_CharLFO39LVL2" text:bullet-char="◦">
        <style:list-level-properties text:space-before="0.9687in" text:min-label-width="0.25in" text:list-level-position-and-space-mode="label-alignment">
          <style:list-level-label-alignment text:label-followed-by="listtab" fo:margin-left="1.2187in" fo:text-indent="-0.25in"/>
        </style:list-level-properties>
        <style:text-properties style:font-name="OpenSymbol"/>
      </text:list-level-style-bullet>
      <text:list-level-style-bullet text:level="3" text:style-name="WW_CharLFO39LVL3" text:bullet-char="▪">
        <style:list-level-properties text:space-before="1.2187in" text:min-label-width="0.25in" text:list-level-position-and-space-mode="label-alignment">
          <style:list-level-label-alignment text:label-followed-by="listtab" fo:margin-left="1.4687in" fo:text-indent="-0.25in"/>
        </style:list-level-properties>
        <style:text-properties style:font-name="OpenSymbol"/>
      </text:list-level-style-bullet>
      <text:list-level-style-bullet text:level="4" text:style-name="WW_CharLFO39LVL4" text:bullet-char="•">
        <style:list-level-properties text:space-before="1.4687in" text:min-label-width="0.25in" text:list-level-position-and-space-mode="label-alignment">
          <style:list-level-label-alignment text:label-followed-by="listtab" fo:margin-left="1.7187in" fo:text-indent="-0.25in"/>
        </style:list-level-properties>
        <style:text-properties style:font-name="OpenSymbol"/>
      </text:list-level-style-bullet>
      <text:list-level-style-bullet text:level="5" text:style-name="WW_CharLFO39LVL5" text:bullet-char="◦">
        <style:list-level-properties text:space-before="1.7187in" text:min-label-width="0.25in" text:list-level-position-and-space-mode="label-alignment">
          <style:list-level-label-alignment text:label-followed-by="listtab" fo:margin-left="1.9687in" fo:text-indent="-0.25in"/>
        </style:list-level-properties>
        <style:text-properties style:font-name="OpenSymbol"/>
      </text:list-level-style-bullet>
      <text:list-level-style-bullet text:level="6" text:style-name="WW_CharLFO39LVL6" text:bullet-char="▪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OpenSymbol"/>
      </text:list-level-style-bullet>
      <text:list-level-style-bullet text:level="7" text:style-name="WW_CharLFO39LVL7" text:bullet-char="•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OpenSymbol"/>
      </text:list-level-style-bullet>
      <text:list-level-style-bullet text:level="8" text:style-name="WW_CharLFO39LVL8" text:bullet-char="◦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OpenSymbol"/>
      </text:list-level-style-bullet>
      <text:list-level-style-bullet text:level="9" text:style-name="WW_CharLFO39LVL9" text:bullet-char="▪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743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1.5458in" style:use-optimal-column-width="false"/>
    </style:style>
    <style:style style:name="TableColumn4" style:family="table-column">
      <style:table-column-properties style:column-width="1.3048in" style:use-optimal-column-width="false"/>
    </style:style>
    <style:style style:name="TableColumn5" style:family="table-column">
      <style:table-column-properties style:column-width="1.1298in" style:use-optimal-column-width="false"/>
    </style:style>
    <style:style style:name="TableColumn6" style:family="table-column">
      <style:table-column-properties style:column-width="1.4583in" style:use-optimal-column-width="false"/>
    </style:style>
    <style:style style:name="TableColumn7" style:family="table-column">
      <style:table-column-properties style:column-width="1.2395in" style:use-optimal-column-width="false"/>
    </style:style>
    <style:style style:name="Table2" style:family="table">
      <style:table-properties style:width="6.6784in" fo:margin-left="0.0236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0" style:parent-style-name="TableContents" style:family="paragraph">
      <style:paragraph-properties style:snap-to-layout-grid="false"/>
    </style:style>
    <style:style style:name="TableCell11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3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5" style:family="table-cell">
      <style:table-cell-properties fo:border-top="0.0138in solid #000000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17" style:family="table-cell">
      <style:table-cell-properties fo:border="0.0138in solid #000000" style:writing-mode="lr-tb" style:vertical-align="middle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Row19" style:family="table-row">
      <style:table-row-properties style:use-optimal-row-height="false"/>
    </style:style>
    <style:style style:name="P20" style:parent-style-name="Normal" style:family="paragraph">
      <style:paragraph-properties fo:line-height="100%"/>
      <style:text-properties style:font-name="Times New Roman" style:font-name-asian="DejaVu Sans" style:font-name-complex="DejaVu Sans"/>
    </style:style>
    <style:style style:name="TableCell21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 fo:margin-left="0.0937in" fo:margin-right="0.0208in">
        <style:tab-stops/>
      </style:paragraph-properties>
    </style:style>
    <style:style style:name="T23" style:parent-style-name="Tipodeletrapredefinidodoparágrafo" style:family="text">
      <style:text-properties fo:color="#000000" fo:font-size="11pt" style:font-size-asian="11pt" style:font-size-complex="11pt"/>
    </style:style>
    <style:style style:name="TableCell24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fo:color="#000000" fo:font-size="11pt" style:font-size-asian="11pt" style:font-size-complex="11pt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fo:font-size="11pt" style:font-size-asian="11pt" style:font-size-complex="11pt"/>
    </style:style>
    <style:style style:name="TableCell2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9" style:parent-style-name="Standard" style:family="paragraph">
      <style:paragraph-properties fo:text-align="center"/>
    </style:style>
    <style:style style:name="T30" style:parent-style-name="Tipodeletrapredefinidodoparágrafo" style:family="text">
      <style:text-properties fo:font-size="11pt" style:font-size-asian="11pt" style:font-size-complex="11pt"/>
    </style:style>
    <style:style style:name="T31" style:parent-style-name="Tipodeletrapredefinidodoparágrafo" style:family="text">
      <style:text-properties fo:font-size="11pt" style:font-size-asian="11pt" style:font-size-complex="11pt"/>
    </style:style>
    <style:style style:name="T32" style:parent-style-name="Tipodeletrapredefinidodoparágrafo" style:family="text">
      <style:text-properties fo:font-size="11pt" style:font-size-asian="11pt" style:font-size-complex="11pt"/>
    </style:style>
    <style:style style:name="TableRow33" style:family="table-row">
      <style:table-row-properties style:min-row-height="0.3222in" style:use-optimal-row-height="false"/>
    </style:style>
    <style:style style:name="TableCell3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5" style:parent-style-name="Standard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fo:font-weight="bold" style:font-weight-asian="bold" style:font-weight-complex="bold" fo:text-transform="uppercase" fo:color="#000000"/>
    </style:style>
    <style:style style:name="P36" style:parent-style-name="Standard" style:family="paragraph">
      <style:text-properties fo:font-weight="bold" style:font-weight-asian="bold" style:font-weight-complex="bold" fo:font-size="8pt" style:font-size-asian="8pt" style:font-size-complex="8pt"/>
    </style:style>
    <style:style style:name="P37" style:parent-style-name="Standard" style:family="paragraph">
      <style:text-properties fo:font-weight="bold" style:font-weight-asian="bold" style:font-weight-complex="bold"/>
    </style:style>
    <style:style style:name="P38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 table:number-rows-spanned="2">
              <text:p text:style-name="P10"><draw:frame draw:z-index="251659264" draw:style-name="a0" draw:name="Figura1" text:anchor-type="paragraph" svg:x="0in" svg:y="0in" svg:width="1.38661in" svg:height="0.6366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11">
              <text:p text:style-name="P12">Código do documento</text:p>
            </table:table-cell>
            <table:table-cell table:style-name="TableCell13">
              <text:p text:style-name="P14">Revisão</text:p>
            </table:table-cell>
            <table:table-cell table:style-name="TableCell15">
              <text:p text:style-name="P16">Data de aprovação</text:p>
            </table:table-cell>
            <table:table-cell table:style-name="TableCell17">
              <text:p text:style-name="P18">Nº. de páginas</text:p>
            </table:table-cell>
          </table:table-row>
          <table:table-row table:style-name="TableRow19">
            <table:covered-table-cell>
              <text:p text:style-name="P20"/>
            </table:covered-table-cell>
            <table:table-cell table:style-name="TableCell21">
              <text:p text:style-name="P22"><text:span text:style-name="T23">FORM.CL.032</text:span></text:p>
            </table:table-cell>
            <table:table-cell table:style-name="TableCell24">
              <text:p text:style-name="P25">1.2</text:p>
            </table:table-cell>
            <table:table-cell table:style-name="TableCell26">
              <text:p text:style-name="P27">10/07/2017</text:p>
            </table:table-cell>
            <table:table-cell table:style-name="TableCell28">
              <text:p text:style-name="P29"><text:span text:style-name="T30"><text:page-number text:fixed="false">6</text:page-number></text:span><text:span text:style-name="T31"><text:s/>de<text:s/></text:span><text:span text:style-name="T32"><text:page-count style:num-format="1">6</text:page-count></text:span></text:p>
            </table:table-cell>
          </table:table-row>
          <table:table-row table:style-name="TableRow33">
            <table:table-cell table:style-name="TableCell34" table:number-columns-spanned="5">
              <text:p text:style-name="P35">FORMULÁRIO – TR Aquisição de materiais via relc – compras diretas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36"/>
        <text:p text:style-name="P37"/>
        <text:p text:style-name="P3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ne Soares</meta:initial-creator>
    <dc:creator>Lyncon</dc:creator>
    <meta:creation-date>2014-02-20T10:08:00Z</meta:creation-date>
    <dc:date>2019-11-06T00:19:00Z</dc:date>
    <meta:print-date>2016-03-03T09:31:00Z</meta:print-date>
    <meta:template xlink:href="Normal" xlink:type="simple"/>
    <meta:editing-cycles>229</meta:editing-cycles>
    <meta:editing-duration>PT110940S</meta:editing-duration>
    <meta:user-defined meta:name="Informações 1"/>
    <meta:user-defined meta:name="Informações 2"/>
    <meta:user-defined meta:name="Informações 3"/>
    <meta:user-defined meta:name="Informações 4"/>
    <meta:document-statistic meta:page-count="6" meta:paragraph-count="22" meta:word-count="1789" meta:character-count="11432" meta:row-count="80" meta:non-whitespace-character-count="9665"/>
  </office:meta>
</office:document-meta>
</file>